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0">
      <style:table-cell-properties style:vertical-align="middle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6566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72016666666667cm"/>
    </style:style>
    <style:style style:name="co6" style:family="table-column">
      <style:table-column-properties fo:break-before="auto" style:column-width="3.21733333333333cm"/>
    </style:style>
    <style:style style:name="co7" style:family="table-column">
      <style:table-column-properties fo:break-before="auto" style:column-width="2.730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4.40266666666667cm"/>
    </style:style>
    <style:style style:name="co10" style:family="table-column">
      <style:table-column-properties fo:break-before="auto" style:column-width="3.40783333333333cm"/>
    </style:style>
    <style:style style:name="co11" style:family="table-column">
      <style:table-column-properties fo:break-before="auto" style:column-width="2.70933333333333cm"/>
    </style:style>
    <style:style style:name="co12" style:family="table-column">
      <style:table-column-properties fo:break-before="auto" style:column-width="4.36033333333333cm"/>
    </style:style>
    <style:style style:name="co13" style:family="table-column">
      <style:table-column-properties fo:break-before="auto" style:column-width="2.58233333333333cm"/>
    </style:style>
    <style:style style:name="co14" style:family="table-column">
      <style:table-column-properties fo:break-before="auto" style:column-width="2.37066666666667cm"/>
    </style:style>
    <style:style style:name="co15" style:family="table-column">
      <style:table-column-properties fo:break-before="auto" style:column-width="2.51883333333333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1.67216666666667cm"/>
    </style:style>
    <style:style style:name="co18" style:family="table-column">
      <style:table-column-properties fo:break-before="auto" style:column-width="4.67783333333333cm"/>
    </style:style>
    <style:style style:name="co19" style:family="table-column">
      <style:table-column-properties fo:break-before="auto" style:column-width="2.62466666666667cm"/>
    </style:style>
    <style:style style:name="co20" style:family="table-column">
      <style:table-column-properties fo:break-before="auto" style:column-width="2.6035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32833333333333cm"/>
    </style:style>
    <style:style style:name="co23" style:family="table-column">
      <style:table-column-properties fo:break-before="auto" style:column-width="2.39183333333333cm"/>
    </style:style>
    <style:style style:name="co24" style:family="table-column">
      <style:table-column-properties fo:break-before="auto" style:column-width="4.46616666666667cm"/>
    </style:style>
    <style:style style:name="co25" style:family="table-column">
      <style:table-column-properties fo:break-before="auto" style:column-width="3.06916666666667cm"/>
    </style:style>
    <style:style style:name="co26" style:family="table-column">
      <style:table-column-properties fo:break-before="auto" style:column-width="2.64583333333333cm"/>
    </style:style>
    <style:style style:name="co27" style:family="table-column">
      <style:table-column-properties fo:break-before="auto" style:column-width="4.5085cm"/>
    </style:style>
    <style:style style:name="co28" style:family="table-column">
      <style:table-column-properties fo:break-before="auto" style:column-width="3.19616666666667cm"/>
    </style:style>
    <style:style style:name="co29" style:family="table-column">
      <style:table-column-properties fo:break-before="auto" style:column-width="2.4765cm"/>
    </style:style>
    <style:style style:name="co30" style:family="table-column">
      <style:table-column-properties fo:break-before="auto" style:column-width="4.04283333333333cm"/>
    </style:style>
    <style:style style:name="co31" style:family="table-column">
      <style:table-column-properties fo:break-before="auto" style:column-width="3.85233333333333cm"/>
    </style:style>
    <style:style style:name="co32" style:family="table-column">
      <style:table-column-properties fo:break-before="auto" style:column-width="3.51366666666667cm"/>
    </style:style>
    <style:style style:name="co33" style:family="table-column">
      <style:table-column-properties fo:break-before="auto" style:column-width="3.70416666666667cm"/>
    </style:style>
    <style:style style:name="co34" style:family="table-column">
      <style:table-column-properties fo:break-before="auto" style:column-width="4.14866666666667cm"/>
    </style:style>
    <style:style style:name="co35" style:family="table-column">
      <style:table-column-properties fo:break-before="auto" style:column-width="4.29683333333333cm"/>
    </style:style>
    <style:style style:name="co36" style:family="table-column">
      <style:table-column-properties fo:break-before="auto" style:column-width="2.30716666666667cm"/>
    </style:style>
    <style:style style:name="co37" style:family="table-column">
      <style:table-column-properties fo:break-before="auto" style:column-width="2.794cm"/>
    </style:style>
    <style:style style:name="co38" style:family="table-column">
      <style:table-column-properties fo:break-before="auto" style:column-width="2.56116666666667cm"/>
    </style:style>
    <style:style style:name="co39" style:family="table-column">
      <style:table-column-properties fo:break-before="auto" style:column-width="4.33916666666667cm"/>
    </style:style>
    <style:style style:name="co40" style:family="table-column">
      <style:table-column-properties fo:break-before="auto" style:column-width="2.81516666666667cm"/>
    </style:style>
    <style:style style:name="co41" style:family="table-column">
      <style:table-column-properties fo:break-before="auto" style:column-width="2.45533333333333cm"/>
    </style:style>
    <style:style style:name="co42" style:family="table-column">
      <style:table-column-properties fo:break-before="auto" style:column-width="4.84716666666667cm"/>
    </style:style>
    <style:style style:name="co43" style:family="table-column">
      <style:table-column-properties fo:break-before="auto" style:column-width="3.556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2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PG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6372" table:default-cell-style-name="ce1"/>
        <table:table-row table:style-name="ro1">
          <table:table-cell office:value-type="string" table:number-columns-spanned="5" table:number-rows-spanned="1" table:style-name="ce3">
            <text:p>baseline_hourglass</text:p>
          </table:table-cell>
          <table:covered-table-cell table:number-columns-repeated="4"/>
          <table:table-cell table:number-columns-repeated="2" table:style-name="ce1"/>
          <table:table-cell office:value-type="string" table:number-columns-spanned="5" table:number-rows-spanned="1" table:style-name="ce3">
            <text:p>lpg_refinement_hourglass</text:p>
          </table:table-cell>
          <table:covered-table-cell table:number-columns-repeated="4"/>
          <table:table-cell table:number-columns-repeated="16372"/>
        </table:table-row>
        <table:table-row table:style-name="ro1">
          <table:table-cell table:style-name="ce1"/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H</text:p>
          </table:table-cell>
          <table:table-cell office:value-type="string" table:style-name="ce2">
            <text:p>W</text:p>
          </table:table-cell>
          <table:table-cell table:number-columns-repeated="3" table:style-name="ce1"/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H</text:p>
          </table:table-cell>
          <table:table-cell office:value-type="string" table:style-name="ce2">
            <text:p>W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ft_img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1">
            <text:p>upconv5</text:p>
          </table:table-cell>
          <table:table-cell table:style-name="ce2"/>
          <table:table-cell office:value-type="float" office:value="512" table:style-name="ce2">
            <text:p>512</text:p>
          </table:table-cell>
          <table:table-cell office:value-type="float" office:value="18" table:style-name="ce2">
            <text:p>18</text:p>
          </table:table-cell>
          <table:table-cell office:value-type="float" office:value="36" table:style-name="ce2">
            <text:p>3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_disp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96" table:style-name="ce2">
            <text:p>96</text:p>
          </table:table-cell>
          <table:table-cell office:value-type="float" office:value="192" table:style-name="ce2">
            <text:p>192</text:p>
          </table:table-cell>
          <table:table-cell table:number-columns-repeated="2" table:style-name="ce1"/>
          <table:table-cell office:value-type="string" table:style-name="ce1">
            <text:p>concat5</text:p>
          </table:table-cell>
          <table:table-cell table:style-name="ce2"/>
          <table:table-cell office:value-type="float" office:value="608" table:style-name="ce2">
            <text:p>608</text:p>
          </table:table-cell>
          <table:table-cell office:value-type="float" office:value="18" table:style-name="ce2">
            <text:p>18</text:p>
          </table:table-cell>
          <table:table-cell office:value-type="float" office:value="36" table:style-name="ce2">
            <text:p>3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cale_factor</text:p>
          </table:table-cell>
          <table:table-cell office:value-type="float" office:value="1.5" table:number-columns-spanned="4" table:number-rows-spanned="1" table:style-name="ce4">
            <text:p>1.5</text:p>
          </table:table-cell>
          <table:covered-table-cell table:number-columns-repeated="3"/>
          <table:table-cell table:number-columns-repeated="2" table:style-name="ce1"/>
          <table:table-cell office:value-type="string" table:style-name="ce1">
            <text:p>iconv5</text:p>
          </table:table-cell>
          <table:table-cell table:style-name="ce2"/>
          <table:table-cell office:value-type="float" office:value="512" table:style-name="ce2">
            <text:p>512</text:p>
          </table:table-cell>
          <table:table-cell office:value-type="float" office:value="18" table:style-name="ce2">
            <text:p>18</text:p>
          </table:table-cell>
          <table:table-cell office:value-type="float" office:value="36" table:style-name="ce2">
            <text:p>3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ight_img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1">
            <text:p>upconv4</text:p>
          </table:table-cell>
          <table:table-cell table:style-name="ce2"/>
          <table:table-cell office:value-type="float" office:value="256" table:style-name="ce2">
            <text:p>256</text:p>
          </table:table-cell>
          <table:table-cell office:value-type="float" office:value="36" table:style-name="ce2">
            <text:p>36</text:p>
          </table:table-cell>
          <table:table-cell office:value-type="float" office:value="72" table:style-name="ce2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warped_right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1">
            <text:p>concat4</text:p>
          </table:table-cell>
          <table:table-cell table:style-name="ce2"/>
          <table:table-cell office:value-type="float" office:value="320" table:style-name="ce2">
            <text:p>320</text:p>
          </table:table-cell>
          <table:table-cell office:value-type="float" office:value="36" table:style-name="ce2">
            <text:p>36</text:p>
          </table:table-cell>
          <table:table-cell office:value-type="float" office:value="72" table:style-name="ce2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rror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1">
            <text:p>iconv4</text:p>
          </table:table-cell>
          <table:table-cell table:style-name="ce2"/>
          <table:table-cell office:value-type="float" office:value="256" table:style-name="ce2">
            <text:p>256</text:p>
          </table:table-cell>
          <table:table-cell office:value-type="float" office:value="36" table:style-name="ce2">
            <text:p>36</text:p>
          </table:table-cell>
          <table:table-cell office:value-type="float" office:value="72" table:style-name="ce2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cat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1">
            <text:p>reduce8x8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36" table:style-name="ce2">
            <text:p>36</text:p>
          </table:table-cell>
          <table:table-cell office:value-type="float" office:value="72" table:style-name="ce2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v_1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1">
            <text:p>plane_normal_8x8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36" table:style-name="ce2">
            <text:p>36</text:p>
          </table:table-cell>
          <table:table-cell office:value-type="float" office:value="72" table:style-name="ce2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v_2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1">
            <text:p>plane_dist_8x8</text:p>
          </table:table-cell>
          <table:table-cell table:number-columns-repeated="2" table:style-name="ce2"/>
          <table:table-cell office:value-type="float" office:value="36" table:style-name="ce2">
            <text:p>36</text:p>
          </table:table-cell>
          <table:table-cell office:value-type="float" office:value="72" table:style-name="ce2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x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1">
            <text:p>plane_eq_8x8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36" table:style-name="ce2">
            <text:p>36</text:p>
          </table:table-cell>
          <table:table-cell office:value-type="float" office:value="72" table:style-name="ce2">
            <text:p>7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m0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1">
            <text:p>disp_8x8</text:p>
          </table:table-cell>
          <table:table-cell table:number-columns-repeated="2" table:style-name="ce2"/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m1</text:p>
          </table:table-cell>
          <table:table-cell table:style-name="ce2"/>
          <table:table-cell office:value-type="float" office:value="48" table:style-name="ce2">
            <text:p>48</text:p>
          </table:table-cell>
          <table:table-cell office:value-type="float" office:value="72" table:style-name="ce2">
            <text:p>72</text:p>
          </table:table-cell>
          <table:table-cell office:value-type="float" office:value="144" table:style-name="ce2">
            <text:p>144</text:p>
          </table:table-cell>
          <table:table-cell table:number-columns-repeated="2" table:style-name="ce1"/>
          <table:table-cell office:value-type="string" table:style-name="ce1">
            <text:p>disp_8x8_scaled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m2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36" table:style-name="ce2">
            <text:p>36</text:p>
          </table:table-cell>
          <table:table-cell office:value-type="float" office:value="72" table:style-name="ce2">
            <text:p>72</text:p>
          </table:table-cell>
          <table:table-cell table:number-columns-repeated="2" table:style-name="ce1"/>
          <table:table-cell office:value-type="string" table:style-name="ce1">
            <text:p>disp_8x8_scaled_ds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72" table:style-name="ce2">
            <text:p>72</text:p>
          </table:table-cell>
          <table:table-cell office:value-type="float" office:value="144" table:style-name="ce2">
            <text:p>1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m3</text:p>
          </table:table-cell>
          <table:table-cell table:style-name="ce2"/>
          <table:table-cell office:value-type="float" office:value="96" table:style-name="ce2">
            <text:p>96</text:p>
          </table:table-cell>
          <table:table-cell office:value-type="float" office:value="18" table:style-name="ce2">
            <text:p>18</text:p>
          </table:table-cell>
          <table:table-cell office:value-type="float" office:value="36" table:style-name="ce2">
            <text:p>36</text:p>
          </table:table-cell>
          <table:table-cell table:number-columns-repeated="2" table:style-name="ce1"/>
          <table:table-cell office:value-type="string" table:style-name="ce1">
            <text:p>upconv3</text:p>
          </table:table-cell>
          <table:table-cell table:style-name="ce2"/>
          <table:table-cell office:value-type="float" office:value="256" table:style-name="ce2">
            <text:p>256</text:p>
          </table:table-cell>
          <table:table-cell office:value-type="float" office:value="72" table:style-name="ce2">
            <text:p>72</text:p>
          </table:table-cell>
          <table:table-cell office:value-type="float" office:value="144" table:style-name="ce2">
            <text:p>1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m4</text:p>
          </table:table-cell>
          <table:table-cell table:style-name="ce2"/>
          <table:table-cell office:value-type="float" office:value="128" table:style-name="ce2">
            <text:p>128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2">
            <text:p>18</text:p>
          </table:table-cell>
          <table:table-cell table:number-columns-repeated="2" table:style-name="ce1"/>
          <table:table-cell office:value-type="string" table:style-name="ce1">
            <text:p>concat3</text:p>
          </table:table-cell>
          <table:table-cell table:style-name="ce2"/>
          <table:table-cell office:value-type="float" office:value="305" table:style-name="ce2">
            <text:p>305</text:p>
          </table:table-cell>
          <table:table-cell office:value-type="float" office:value="72" table:style-name="ce2">
            <text:p>72</text:p>
          </table:table-cell>
          <table:table-cell office:value-type="float" office:value="144" table:style-name="ce2">
            <text:p>1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sidual_disp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1">
            <text:p>iconv3</text:p>
          </table:table-cell>
          <table:table-cell table:style-name="ce2"/>
          <table:table-cell office:value-type="float" office:value="128" table:style-name="ce2">
            <text:p>128</text:p>
          </table:table-cell>
          <table:table-cell office:value-type="float" office:value="72" table:style-name="ce2">
            <text:p>72</text:p>
          </table:table-cell>
          <table:table-cell office:value-type="float" office:value="144" table:style-name="ce2">
            <text:p>1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disp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2" table:style-name="ce1"/>
          <table:table-cell office:value-type="string" table:style-name="ce1">
            <text:p>reduce4x4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72" table:style-name="ce2">
            <text:p>72</text:p>
          </table:table-cell>
          <table:table-cell office:value-type="float" office:value="144" table:style-name="ce2">
            <text:p>144</text:p>
          </table:table-cell>
          <table:table-cell table:number-columns-repeated="16372"/>
        </table:table-row>
        <table:table-row table:style-name="ro1">
          <table:table-cell table:style-name="ce1"/>
          <table:table-cell table:number-columns-repeated="4" table:style-name="ce2"/>
          <table:table-cell table:number-columns-repeated="2" table:style-name="ce1"/>
          <table:table-cell office:value-type="string" table:style-name="ce1">
            <text:p>plane_normal_4x4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72" table:style-name="ce2">
            <text:p>72</text:p>
          </table:table-cell>
          <table:table-cell office:value-type="float" office:value="144" table:style-name="ce2">
            <text:p>144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2"/>
          <table:table-cell table:number-columns-repeated="2" table:style-name="ce1"/>
          <table:table-cell office:value-type="string" table:style-name="ce1">
            <text:p>plane_dist_4x4</text:p>
          </table:table-cell>
          <table:table-cell table:number-columns-repeated="2" table:style-name="ce2"/>
          <table:table-cell office:value-type="float" office:value="72" table:style-name="ce2">
            <text:p>72</text:p>
          </table:table-cell>
          <table:table-cell office:value-type="float" office:value="144" table:style-name="ce2">
            <text:p>144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2"/>
          <table:table-cell table:number-columns-repeated="2" table:style-name="ce1"/>
          <table:table-cell office:value-type="string" table:style-name="ce1">
            <text:p>plane_eq_4x4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72" table:style-name="ce2">
            <text:p>72</text:p>
          </table:table-cell>
          <table:table-cell office:value-type="float" office:value="144" table:style-name="ce2">
            <text:p>144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2"/>
          <table:table-cell table:number-columns-repeated="2" table:style-name="ce1"/>
          <table:table-cell office:value-type="string" table:style-name="ce1">
            <text:p>disp_4x4</text:p>
          </table:table-cell>
          <table:table-cell table:number-columns-repeated="2" table:style-name="ce2"/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2"/>
          <table:table-cell table:number-columns-repeated="2" table:style-name="ce1"/>
          <table:table-cell office:value-type="string" table:style-name="ce1">
            <text:p>disp_4x4_scaled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2"/>
          <table:table-cell table:number-columns-repeated="2" table:style-name="ce1"/>
          <table:table-cell office:value-type="string" table:style-name="ce1">
            <text:p>disp_4x4_scaled_ds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2"/>
          <table:table-cell table:number-columns-repeated="2" table:style-name="ce1"/>
          <table:table-cell office:value-type="string" table:style-name="ce1">
            <text:p>upconv2</text:p>
          </table:table-cell>
          <table:table-cell table:style-name="ce2"/>
          <table:table-cell office:value-type="float" office:value="128" table:style-name="ce2">
            <text:p>128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2"/>
          <table:table-cell table:number-columns-repeated="2" table:style-name="ce1"/>
          <table:table-cell office:value-type="string" table:style-name="ce1">
            <text:p>concat2</text:p>
          </table:table-cell>
          <table:table-cell table:style-name="ce2"/>
          <table:table-cell office:value-type="float" office:value="161" table:style-name="ce2">
            <text:p>161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2"/>
          <table:table-cell table:number-columns-repeated="2" table:style-name="ce1"/>
          <table:table-cell office:value-type="string" table:style-name="ce1">
            <text:p>iconv2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string" table:style-name="ce1">
            <text:p>reduce2x2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string" table:style-name="ce1">
            <text:p>plane_normal_2x2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string" table:style-name="ce1">
            <text:p>plane_dist_2x2</text:p>
          </table:table-cell>
          <table:table-cell table:number-columns-repeated="2" table:style-name="ce2"/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string" table:style-name="ce1">
            <text:p>plane_eq_2x2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disp_2x2</text:p>
          </table:table-cell>
          <table:table-cell table:number-columns-repeated="2" table:style-name="ce2"/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disp_2x2_scaled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upconv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reduc1x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concat1</text:p>
          </table:table-cell>
          <table:table-cell table:style-name="ce2"/>
          <table:table-cell office:value-type="float" office:value="36" table:style-name="ce2">
            <text:p>36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iconv1</text:p>
          </table:table-cell>
          <table:table-cell table:style-name="ce2"/>
          <table:table-cell office:value-type="float" office:value="32" table:style-name="ce2">
            <text:p>32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residual_disp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disp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44" table:style-name="ce2">
            <text:p>144</text:p>
          </table:table-cell>
          <table:table-cell office:value-type="float" office:value="288" table:style-name="ce2">
            <text:p>288</text:p>
          </table:table-cell>
          <table:table-cell table:number-columns-repeated="16372"/>
        </table:table-row>
        <table:table-row table:number-rows-repeated="1048536" table:style-name="ro1">
          <table:table-cell table:number-columns-repeated="16384"/>
        </table:table-row>
      </table:table>
      <table:table table:name="CBAM" table:style-name="ta2"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2"/>
        <table:table-column table:style-name="co7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0" table:default-cell-style-name="ce2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9" table:default-cell-style-name="ce1"/>
        <table:table-column table:style-name="co3" table:default-cell-style-name="ce2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5" table:default-cell-style-name="ce1"/>
        <table:table-column table:style-name="co17" table:default-cell-style-name="ce1"/>
        <table:table-column table:style-name="co9" table:default-cell-style-name="ce1"/>
        <table:table-column table:style-name="co21" table:default-cell-style-name="ce2"/>
        <table:table-column table:style-name="co22" table:default-cell-style-name="ce1"/>
        <table:table-column table:style-name="co23" table:default-cell-style-name="ce1"/>
        <table:table-column table:style-name="co4" table:default-cell-style-name="ce1"/>
        <table:table-column table:style-name="co24" table:default-cell-style-name="ce1"/>
        <table:table-column table:style-name="co25" table:default-cell-style-name="ce1"/>
        <table:table-column table:style-name="co20" table:default-cell-style-name="ce1"/>
        <table:table-column table:style-name="co26" table:default-cell-style-name="ce1"/>
        <table:table-column table:style-name="co4" table:default-cell-style-name="ce1"/>
        <table:table-column table:style-name="co27" table:default-cell-style-name="ce1"/>
        <table:table-column table:style-name="co28" table:default-cell-style-name="ce1"/>
        <table:table-column table:style-name="co2" table:default-cell-style-name="ce1"/>
        <table:table-column table:style-name="co29" table:default-cell-style-name="ce1"/>
        <table:table-column table:style-name="co4" table:number-columns-repeated="16345" table:default-cell-style-name="ce1"/>
        <table:table-row table:style-name="ro1">
          <table:table-cell office:value-type="string" table:style-name="ce1">
            <text:p>baseline</text:p>
          </table:table-cell>
          <table:table-cell table:style-name="ce2"/>
          <table:table-cell table:number-columns-repeated="3" table:style-name="ce1"/>
          <table:table-cell office:value-type="string" table:style-name="ce1">
            <text:p>baseline_resnet+cbam</text:p>
          </table:table-cell>
          <table:table-cell office:value-type="string" table:style-name="ce2">
            <text:p>ca+sa</text:p>
          </table:table-cell>
          <table:table-cell table:number-columns-repeated="3" table:style-name="ce1"/>
          <table:table-cell office:value-type="string" table:style-name="ce1">
            <text:p>baseline_resnet+cbam</text:p>
          </table:table-cell>
          <table:table-cell office:value-type="string" table:style-name="ce2">
            <text:p>sa+ca</text:p>
          </table:table-cell>
          <table:table-cell table:number-columns-repeated="3" table:style-name="ce1"/>
          <table:table-cell office:value-type="string" table:style-name="ce1">
            <text:p>baseline_resnet+cbam</text:p>
          </table:table-cell>
          <table:table-cell office:value-type="string" table:number-columns-spanned="3" table:number-rows-spanned="1" table:style-name="ce4">
            <text:p>modify_deformbottleneck_sa+ca</text:p>
          </table:table-cell>
          <table:covered-table-cell table:number-columns-repeated="2"/>
          <table:table-cell table:style-name="ce8"/>
          <table:table-cell office:value-type="string" table:style-name="ce1">
            <text:p>baseline_resnet+cbam</text:p>
          </table:table-cell>
          <table:table-cell office:value-type="string" table:number-columns-spanned="3" table:number-rows-spanned="1" table:style-name="ce4">
            <text:p>modify_deformbottleneck_ca+sa</text:p>
          </table:table-cell>
          <table:covered-table-cell table:number-columns-repeated="2"/>
          <table:table-cell table:style-name="ce1"/>
          <table:table-cell office:value-type="string" table:style-name="ce1">
            <text:p>baseline_aggregation+cbam</text:p>
          </table:table-cell>
          <table:table-cell office:value-type="string" table:style-name="ce2">
            <text:p>isa_ca+sa</text:p>
          </table:table-cell>
          <table:table-cell table:number-columns-repeated="3" table:style-name="ce1"/>
          <table:table-cell office:value-type="string" table:style-name="ce1">
            <text:p>baseline_cbam-aggregation</text:p>
          </table:table-cell>
          <table:table-cell office:value-type="string" table:style-name="ce2">
            <text:p>apart-ca+isa-sa+csa</text:p>
          </table:table-cell>
          <table:table-cell table:number-columns-repeated="3" table:style-name="ce1"/>
          <table:table-cell office:value-type="string" table:style-name="ce1">
            <text:p>baseline_cbam-aggregation</text:p>
          </table:table-cell>
          <table:table-cell office:value-type="string" table:style-name="ce2">
            <text:p>apart-sa+isa-ca+csa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1">
            <text:p>prams</text:p>
          </table:table-cell>
          <table:table-cell office:value-type="float" office:value="4002956" table:style-name="ce2">
            <text:p>4002956</text:p>
          </table:table-cell>
          <table:table-cell table:number-columns-repeated="2" table:style-name="ce2"/>
          <table:table-cell table:style-name="ce1"/>
          <table:table-cell office:value-type="string" table:style-name="ce1">
            <text:p>prams</text:p>
          </table:table-cell>
          <table:table-cell office:value-type="float" office:value="4042554" table:style-name="ce2">
            <text:p>4042554</text:p>
          </table:table-cell>
          <table:table-cell table:number-columns-repeated="2" table:style-name="ce2"/>
          <table:table-cell table:style-name="ce1"/>
          <table:table-cell office:value-type="string" table:style-name="ce1">
            <text:p>prams</text:p>
          </table:table-cell>
          <table:table-cell office:value-type="float" office:value="4042554" table:style-name="ce2">
            <text:p>4042554</text:p>
          </table:table-cell>
          <table:table-cell table:number-columns-repeated="2" table:style-name="ce2"/>
          <table:table-cell table:style-name="ce1"/>
          <table:table-cell office:value-type="string" table:style-name="ce1">
            <text:p>prams</text:p>
          </table:table-cell>
          <table:table-cell office:value-type="float" office:value="4239750" table:style-name="ce2">
            <text:p>4239750</text:p>
          </table:table-cell>
          <table:table-cell table:number-columns-repeated="3" table:style-name="ce2"/>
          <table:table-cell office:value-type="string" table:style-name="ce1">
            <text:p>prams</text:p>
          </table:table-cell>
          <table:table-cell office:value-type="float" office:value="4239750" table:style-name="ce2">
            <text:p>4239750</text:p>
          </table:table-cell>
          <table:table-cell table:number-columns-repeated="2" table:style-name="ce2"/>
          <table:table-cell table:style-name="ce1"/>
          <table:table-cell office:value-type="string" table:style-name="ce1">
            <text:p>prams</text:p>
          </table:table-cell>
          <table:table-cell office:value-type="float" office:value="4008752" table:style-name="ce2">
            <text:p>400875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prams</text:p>
          </table:table-cell>
          <table:table-cell office:value-type="float" office:value="4007576" table:style-name="ce2">
            <text:p>4007576</text:p>
          </table:table-cell>
          <table:table-cell table:number-columns-repeated="2" table:style-name="ce2"/>
          <table:table-cell table:style-name="ce1"/>
          <table:table-cell office:value-type="string" table:style-name="ce1">
            <text:p>prams</text:p>
          </table:table-cell>
          <table:table-cell office:value-type="float" office:value="4008944" table:style-name="ce2">
            <text:p>4008944</text:p>
          </table:table-cell>
          <table:table-cell table:number-columns-repeated="2" table:style-name="ce2"/>
          <table:table-cell table:number-columns-repeated="16345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table:number-columns-repeated="3" table:style-name="ce2"/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table:number-columns-repeated="2" table:style-name="ce2"/>
          <table:table-cell table:number-columns-repeated="16345"/>
        </table:table-row>
        <table:table-row table:style-name="ro1">
          <table:table-cell office:value-type="string" table:style-name="ce1">
            <text:p>CUDA</text:p>
          </table:table-cell>
          <table:table-cell office:value-type="string" table:style-name="ce2">
            <text:p>0,<text:span text:style-name="T2">1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CUDA</text:p>
          </table:table-cell>
          <table:table-cell office:value-type="string" table:style-name="ce2">
            <text:p>0,<text:span text:style-name="T2">1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CUDA</text:p>
          </table:table-cell>
          <table:table-cell office:value-type="string" table:style-name="ce2">
            <text:p>2,3</text:p>
          </table:table-cell>
          <table:table-cell table:number-columns-repeated="2" table:style-name="ce2"/>
          <table:table-cell table:style-name="ce1"/>
          <table:table-cell office:value-type="string" table:style-name="ce1">
            <text:p>CUDA</text:p>
          </table:table-cell>
          <table:table-cell office:value-type="string" table:style-name="ce2">
            <text:p>2,3</text:p>
          </table:table-cell>
          <table:table-cell table:number-columns-repeated="3" table:style-name="ce2"/>
          <table:table-cell office:value-type="string" table:style-name="ce1">
            <text:p>CUDA</text:p>
          </table:table-cell>
          <table:table-cell office:value-type="string" table:style-name="ce2">
            <text:p>2,3</text:p>
          </table:table-cell>
          <table:table-cell table:number-columns-repeated="2" table:style-name="ce2"/>
          <table:table-cell table:style-name="ce1"/>
          <table:table-cell office:value-type="string" table:style-name="ce1">
            <text:p>CUDA</text:p>
          </table:table-cell>
          <table:table-cell office:value-type="string" table:style-name="ce2">
            <text:p>0,<text:span text:style-name="T2">1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CUDA</text:p>
          </table:table-cell>
          <table:table-cell office:value-type="string" table:style-name="ce2">
            <text:p>0,<text:span text:style-name="T2">1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CUDA</text:p>
          </table:table-cell>
          <table:table-cell office:value-type="string" table:style-name="ce2">
            <text:p>0,<text:span text:style-name="T2">1</text:span></text:p>
          </table:table-cell>
          <table:table-cell table:number-columns-repeated="2" table:style-name="ce2"/>
          <table:table-cell table:number-columns-repeated="16345"/>
        </table:table-row>
        <table:table-row table:style-name="ro1"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style-name="ce1"/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style-name="ce1"/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style-name="ce1"/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style-name="ce2"/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style-name="ce1"/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style-name="ce1"/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style-name="ce1"/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style-name="ce1"/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style-name="ce1"/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style-name="ce1"/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style-name="ce2"/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style-name="ce1"/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style-name="ce1"/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style-name="ce1"/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number-columns-repeated="16345"/>
        </table:table-row>
        <table:table-row table:style-name="ro1"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3" table:style-name="ce2"/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2" table:style-name="ce2"/>
          <table:table-cell table:number-columns-repeated="16345"/>
        </table:table-row>
        <table:table-row table:style-name="ro1">
          <table:table-cell office:value-type="string" table:style-name="ce1">
            <text:p>feature_pyramid_network</text:p>
          </table:table-cell>
          <table:table-cell table:number-columns-repeated="3" table:style-name="ce2"/>
          <table:table-cell table:style-name="ce1"/>
          <table:table-cell office:value-type="string" table:style-name="ce1">
            <text:p>feature_pyramid_network</text:p>
          </table:table-cell>
          <table:table-cell table:number-columns-repeated="3" table:style-name="ce2"/>
          <table:table-cell table:style-name="ce1"/>
          <table:table-cell office:value-type="string" table:style-name="ce1">
            <text:p>feature_pyramid_network</text:p>
          </table:table-cell>
          <table:table-cell table:number-columns-repeated="3" table:style-name="ce2"/>
          <table:table-cell table:style-name="ce1"/>
          <table:table-cell office:value-type="string" table:style-name="ce1">
            <text:p>feature_pyramid_network</text:p>
          </table:table-cell>
          <table:table-cell table:number-columns-repeated="4" table:style-name="ce2"/>
          <table:table-cell office:value-type="string" table:style-name="ce1">
            <text:p>feature_pyramid_network</text:p>
          </table:table-cell>
          <table:table-cell table:number-columns-repeated="3" table:style-name="ce2"/>
          <table:table-cell table:style-name="ce1"/>
          <table:table-cell office:value-type="string" table:style-name="ce1">
            <text:p>feature_pyramid_network</text:p>
          </table:table-cell>
          <table:table-cell table:number-columns-repeated="3" table:style-name="ce2"/>
          <table:table-cell table:style-name="ce1"/>
          <table:table-cell office:value-type="string" table:style-name="ce1">
            <text:p>feature_pyramid_network</text:p>
          </table:table-cell>
          <table:table-cell table:number-columns-repeated="3" table:style-name="ce2"/>
          <table:table-cell table:style-name="ce1"/>
          <table:table-cell office:value-type="string" table:style-name="ce1">
            <text:p>feature_pyramid_network</text:p>
          </table:table-cell>
          <table:table-cell table:number-columns-repeated="3" table:style-name="ce2"/>
          <table:table-cell table:number-columns-repeated="16345"/>
        </table:table-row>
        <table:table-row table:style-name="ro1"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3" table:style-name="ce2"/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2" table:style-name="ce2"/>
          <table:table-cell table:number-columns-repeated="16345"/>
        </table:table-row>
        <table:table-row table:style-name="ro2"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3" table:style-name="ce2"/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2" table:style-name="ce2"/>
          <table:table-cell table:number-columns-repeated="16345"/>
        </table:table-row>
        <table:table-row table:style-name="ro1"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3" table:style-name="ce2"/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number-columns-repeated="16345"/>
        </table:table-row>
        <table:table-row table:style-name="ro1"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3" table:style-name="ce2"/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2" table:style-name="ce2"/>
          <table:table-cell table:number-columns-repeated="16345"/>
        </table:table-row>
        <table:table-row table:style-name="ro1">
          <table:table-cell office:value-type="string" table:style-name="ce1">
            <text:p>best_eopch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op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opch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opch</text:p>
          </table:table-cell>
          <table:table-cell office:value-type="float" office:value="31" table:style-name="ce2">
            <text:p>31</text:p>
          </table:table-cell>
          <table:table-cell table:number-columns-repeated="3" table:style-name="ce2"/>
          <table:table-cell office:value-type="string" table:style-name="ce1">
            <text:p>best_eopch</text:p>
          </table:table-cell>
          <table:table-cell table:number-columns-repeated="3" table:style-name="ce2"/>
          <table:table-cell table:style-name="ce1"/>
          <table:table-cell office:value-type="string" table:style-name="ce1">
            <text:p>best_eop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op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opch</text:p>
          </table:table-cell>
          <table:table-cell table:number-columns-repeated="3" table:style-name="ce2"/>
          <table:table-cell table:number-columns-repeated="16345"/>
        </table:table-row>
        <table:table-row table:style-name="ro1">
          <table:table-cell office:value-type="string" table:style-name="ce1">
            <text:p>best_epe</text:p>
          </table:table-cell>
          <table:table-cell office:value-type="float" office:value="0.86499999999999999" table:style-name="ce2">
            <text:p>0.865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pe</text:p>
          </table:table-cell>
          <table:table-cell office:value-type="float" office:value="0.81399999999999995" table:style-name="ce2">
            <text:p>0.814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pe</text:p>
          </table:table-cell>
          <table:table-cell office:value-type="float" office:value="0.77900000000000003" table:style-name="ce2">
            <text:p>0.779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pe</text:p>
          </table:table-cell>
          <table:table-cell office:value-type="float" office:value="0.747" table:style-name="ce2">
            <text:p>0.747</text:p>
          </table:table-cell>
          <table:table-cell table:number-columns-repeated="3" table:style-name="ce2"/>
          <table:table-cell office:value-type="string" table:style-name="ce1">
            <text:p>best_epe</text:p>
          </table:table-cell>
          <table:table-cell table:number-columns-repeated="3" table:style-name="ce2"/>
          <table:table-cell table:style-name="ce1"/>
          <table:table-cell office:value-type="string" table:style-name="ce1">
            <text:p>best_epe</text:p>
          </table:table-cell>
          <table:table-cell office:value-type="float" office:value="0.80900000000000005" table:style-name="ce2">
            <text:p>0.809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pe</text:p>
          </table:table-cell>
          <table:table-cell office:value-type="float" office:value="0.79400000000000004" table:style-name="ce2">
            <text:p>0.794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pe</text:p>
          </table:table-cell>
          <table:table-cell table:number-columns-repeated="3" table:style-name="ce2"/>
          <table:table-cell table:number-columns-repeated="16345"/>
        </table:table-row>
        <table:table-row table:style-name="ro1">
          <table:table-cell office:value-type="string" table:style-name="ce1">
            <text:p>test</text:p>
          </table:table-cell>
          <table:table-cell office:value-type="float" office:value="0.94299999999999995" table:style-name="ce2">
            <text:p>0.943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est</text:p>
          </table:table-cell>
          <table:table-cell office:value-type="float" office:value="0.83899999999999997" table:style-name="ce2">
            <text:p>0.839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est</text:p>
          </table:table-cell>
          <table:table-cell office:value-type="float" office:value="0.82" table:style-name="ce2">
            <text:p>0.8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est</text:p>
          </table:table-cell>
          <table:table-cell office:value-type="float" office:value="0.79900000000000004" table:style-name="ce2">
            <text:p>0.799</text:p>
          </table:table-cell>
          <table:table-cell table:number-columns-repeated="3" table:style-name="ce2"/>
          <table:table-cell office:value-type="string" table:style-name="ce1">
            <text:p>test</text:p>
          </table:table-cell>
          <table:table-cell table:number-columns-repeated="3" table:style-name="ce2"/>
          <table:table-cell table:style-name="ce1"/>
          <table:table-cell office:value-type="string" table:style-name="ce1">
            <text:p>test</text:p>
          </table:table-cell>
          <table:table-cell office:value-type="float" office:value="0.86199999999999999" table:style-name="ce2">
            <text:p>0.86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est</text:p>
          </table:table-cell>
          <table:table-cell office:value-type="float" office:value="0.84" table:style-name="ce2">
            <text:p>0.84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est</text:p>
          </table:table-cell>
          <table:table-cell table:number-columns-repeated="3" table:style-name="ce2"/>
          <table:table-cell table:number-columns-repeated="16345"/>
        </table:table-row>
        <table:table-row table:style-name="ro1">
          <table:table-cell table:style-name="ce1"/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2" table:style-name="ce1"/>
          <table:table-cell table:number-columns-repeated="4" table:style-name="ce2"/>
          <table:table-cell table:style-name="ce1"/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2" table:style-name="ce1"/>
          <table:table-cell table:number-columns-repeated="3" table:style-name="ce2"/>
          <table:table-cell table:number-columns-repeated="16345"/>
        </table:table-row>
        <table:table-row table:style-name="ro3">
          <table:table-cell office:value-type="string" table:style-name="ce1">
            <text:p>dir</text:p>
          </table:table-cell>
          <table:table-cell office:value-type="string" table:number-columns-spanned="3" table:number-rows-spanned="1" table:style-name="ce4">
            <text:p>aanet/aanet</text:p>
          </table:table-cell>
          <table:covered-table-cell table:number-columns-repeated="2"/>
          <table:table-cell table:style-name="ce1"/>
          <table:table-cell office:value-type="string" table:style-name="ce1">
            <text:p>dir</text:p>
          </table:table-cell>
          <table:table-cell office:value-type="string" table:number-columns-spanned="3" table:number-rows-spanned="1" table:style-name="ce4">
            <text:p>aanet/resnet-cbam</text:p>
          </table:table-cell>
          <table:covered-table-cell table:number-columns-repeated="2"/>
          <table:table-cell table:style-name="ce1"/>
          <table:table-cell office:value-type="string" table:style-name="ce1">
            <text:p>dir</text:p>
          </table:table-cell>
          <table:table-cell office:value-type="string" table:number-columns-spanned="3" table:number-rows-spanned="1" table:style-name="ce4">
            <text:p>aanet/resnet-cbam2</text:p>
          </table:table-cell>
          <table:covered-table-cell table:number-columns-repeated="2"/>
          <table:table-cell table:style-name="ce1"/>
          <table:table-cell office:value-type="string" table:style-name="ce1">
            <text:p>dir</text:p>
          </table:table-cell>
          <table:table-cell office:value-type="string" table:number-columns-spanned="3" table:number-rows-spanned="1" table:style-name="ce4">
            <text:p>graduate-23</text:p>
          </table:table-cell>
          <table:covered-table-cell table:number-columns-repeated="2"/>
          <table:table-cell table:style-name="ce2"/>
          <table:table-cell office:value-type="string" table:style-name="ce1">
            <text:p>dir</text:p>
          </table:table-cell>
          <table:table-cell office:value-type="string" table:number-columns-spanned="3" table:number-rows-spanned="1" table:style-name="ce4">
            <text:p>graduate-23</text:p>
          </table:table-cell>
          <table:covered-table-cell table:number-columns-repeated="2"/>
          <table:table-cell table:style-name="ce1"/>
          <table:table-cell office:value-type="string" table:style-name="ce1">
            <text:p>dir</text:p>
          </table:table-cell>
          <table:table-cell office:value-type="string" table:number-columns-spanned="3" table:number-rows-spanned="1" table:style-name="ce4">
            <text:p>graduate-01</text:p>
          </table:table-cell>
          <table:covered-table-cell table:number-columns-repeated="2"/>
          <table:table-cell table:style-name="ce1"/>
          <table:table-cell office:value-type="string" table:style-name="ce1">
            <text:p>dir</text:p>
          </table:table-cell>
          <table:table-cell office:value-type="string" table:number-columns-spanned="3" table:number-rows-spanned="1" table:style-name="ce4">
            <text:p>graduate-01</text:p>
          </table:table-cell>
          <table:covered-table-cell table:number-columns-repeated="2"/>
          <table:table-cell table:style-name="ce1"/>
          <table:table-cell office:value-type="string" table:style-name="ce1">
            <text:p>dir</text:p>
          </table:table-cell>
          <table:table-cell office:value-type="string" table:number-columns-spanned="3" table:number-rows-spanned="1" table:style-name="ce4">
            <text:p>graduate-01</text:p>
          </table:table-cell>
          <table:covered-table-cell table:number-columns-repeated="2"/>
          <table:table-cell table:number-columns-repeated="16345"/>
        </table:table-row>
        <table:table-row table:style-name="ro1">
          <table:table-cell office:value-type="string" table:style-name="ce1">
            <text:p>checkpoints-train+val</text:p>
          </table:table-cell>
          <table:table-cell office:value-type="string" table:number-columns-spanned="3" table:number-rows-spanned="1" table:style-name="ce4">
            <text:p>suchang/aanet/checkpoints/baseline/aanet_sceneflow</text:p>
          </table:table-cell>
          <table:covered-table-cell table:number-columns-repeated="2"/>
          <table:table-cell table:style-name="ce1"/>
          <table:table-cell office:value-type="string" table:style-name="ce1">
            <text:p>checkpoints</text:p>
          </table:table-cell>
          <table:table-cell office:value-type="string" table:number-columns-spanned="3" table:number-rows-spanned="1" table:style-name="ce4">
            <text:p>suchang/aanet/checkpoints/resnet-cbam1/aanet_sceneflow</text:p>
          </table:table-cell>
          <table:covered-table-cell table:number-columns-repeated="2"/>
          <table:table-cell table:style-name="ce1"/>
          <table:table-cell office:value-type="string" table:style-name="ce1">
            <text:p>checkpoints</text:p>
          </table:table-cell>
          <table:table-cell office:value-type="string" table:number-columns-spanned="3" table:number-rows-spanned="1" table:style-name="ce4">
            <text:p>resnet-cbam2/aanet_sceneflow</text:p>
          </table:table-cell>
          <table:covered-table-cell table:number-columns-repeated="2"/>
          <table:table-cell table:style-name="ce1"/>
          <table:table-cell office:value-type="string" table:style-name="ce1">
            <text:p>checkpoints</text:p>
          </table:table-cell>
          <table:table-cell office:value-type="string" table:number-columns-spanned="3" table:number-rows-spanned="1" table:style-name="ce4">
            <text:p>cbam_modify/sceneflow</text:p>
          </table:table-cell>
          <table:covered-table-cell table:number-columns-repeated="2"/>
          <table:table-cell table:style-name="ce2"/>
          <table:table-cell office:value-type="string" table:style-name="ce1">
            <text:p>checkpoints</text:p>
          </table:table-cell>
          <table:table-cell office:value-type="string" table:number-columns-spanned="3" table:number-rows-spanned="1" table:style-name="ce4">
            <text:p>cbam_modify2/sceneflow</text:p>
          </table:table-cell>
          <table:covered-table-cell table:number-columns-repeated="2"/>
          <table:table-cell table:style-name="ce1"/>
          <table:table-cell office:value-type="string" table:style-name="ce1">
            <text:p>checkpoints</text:p>
          </table:table-cell>
          <table:table-cell office:value-type="string" table:number-columns-spanned="3" table:number-rows-spanned="1" table:style-name="ce4">
            <text:p>cbam-aggregation/sceneflow</text:p>
          </table:table-cell>
          <table:covered-table-cell table:number-columns-repeated="2"/>
          <table:table-cell table:style-name="ce1"/>
          <table:table-cell office:value-type="string" table:style-name="ce1">
            <text:p>checkpoints</text:p>
          </table:table-cell>
          <table:table-cell office:value-type="string" table:number-columns-spanned="3" table:number-rows-spanned="1" table:style-name="ce4">
            <text:p>cbam_aggregation_apart/sceneflow</text:p>
          </table:table-cell>
          <table:covered-table-cell table:number-columns-repeated="2"/>
          <table:table-cell table:style-name="ce1"/>
          <table:table-cell office:value-type="string" table:style-name="ce1">
            <text:p>checkpoints</text:p>
          </table:table-cell>
          <table:table-cell office:value-type="string" table:number-columns-spanned="3" table:number-rows-spanned="1" table:style-name="ce4">
            <text:p>cbam_aggregation_apart2/sceneflow</text:p>
          </table:table-cell>
          <table:covered-table-cell table:number-columns-repeated="2"/>
          <table:table-cell table:number-columns-repeated="16345"/>
        </table:table-row>
        <table:table-row table:style-name="ro1">
          <table:table-cell office:value-type="string" table:style-name="ce1">
            <text:p>checkpoints-test</text:p>
          </table:table-cell>
          <table:table-cell office:value-type="string" table:number-columns-spanned="3" table:number-rows-spanned="1" table:style-name="ce4">
            <text:p>suchang/aanet/checkpoints/baseline/sceneflow</text:p>
          </table:table-cell>
          <table:covered-table-cell table:number-columns-repeated="2"/>
          <table:table-cell table:style-name="ce1"/>
          <table:table-cell office:value-type="string" table:style-name="ce1">
            <text:p>checkpoints-test</text:p>
          </table:table-cell>
          <table:table-cell office:value-type="string" table:number-columns-spanned="3" table:number-rows-spanned="1" table:style-name="ce4">
            <text:p>suchang/aanet/checkpoints/resnet-cbam1/sceneflow</text:p>
          </table:table-cell>
          <table:covered-table-cell table:number-columns-repeated="2"/>
          <table:table-cell table:style-name="ce1"/>
          <table:table-cell office:value-type="string" table:style-name="ce1">
            <text:p>checkpoints-test</text:p>
          </table:table-cell>
          <table:table-cell office:value-type="string" table:number-columns-spanned="3" table:number-rows-spanned="1" table:style-name="ce4">
            <text:p>resnet-cbam2/sceneflow</text:p>
          </table:table-cell>
          <table:covered-table-cell table:number-columns-repeated="2"/>
          <table:table-cell table:style-name="ce1"/>
          <table:table-cell office:value-type="string" table:style-name="ce1">
            <text:p>checkpoints-test</text:p>
          </table:table-cell>
          <table:table-cell office:value-type="string" table:number-columns-spanned="3" table:number-rows-spanned="1" table:style-name="ce4">
            <text:p>cbam_modify/sceneflow_test</text:p>
          </table:table-cell>
          <table:covered-table-cell table:number-columns-repeated="2"/>
          <table:table-cell table:style-name="ce2"/>
          <table:table-cell office:value-type="string" table:style-name="ce1">
            <text:p>checkpoints-test</text:p>
          </table:table-cell>
          <table:table-cell office:value-type="string" table:number-columns-spanned="3" table:number-rows-spanned="1" table:style-name="ce4">
            <text:p>cbam_modify2/sceneflow_test</text:p>
          </table:table-cell>
          <table:covered-table-cell table:number-columns-repeated="2"/>
          <table:table-cell table:style-name="ce1"/>
          <table:table-cell office:value-type="string" table:style-name="ce1">
            <text:p>checkpoints-test</text:p>
          </table:table-cell>
          <table:table-cell office:value-type="string" table:number-columns-spanned="3" table:number-rows-spanned="1" table:style-name="ce4">
            <text:p>cbam-aggregation/sceneflow_test</text:p>
          </table:table-cell>
          <table:covered-table-cell table:number-columns-repeated="2"/>
          <table:table-cell table:style-name="ce1"/>
          <table:table-cell office:value-type="string" table:style-name="ce1">
            <text:p>checkpoints-test</text:p>
          </table:table-cell>
          <table:table-cell office:value-type="string" table:number-columns-spanned="3" table:number-rows-spanned="1" table:style-name="ce4">
            <text:p>cbam_aggregation_apart/sceneflow_test</text:p>
          </table:table-cell>
          <table:covered-table-cell table:number-columns-repeated="2"/>
          <table:table-cell table:style-name="ce1"/>
          <table:table-cell office:value-type="string" table:style-name="ce1">
            <text:p>checkpoints-test</text:p>
          </table:table-cell>
          <table:table-cell office:value-type="string" table:number-columns-spanned="3" table:number-rows-spanned="1" table:style-name="ce4">
            <text:p>cbam_aggregation_apart2/sceneflow_test</text:p>
          </table:table-cell>
          <table:covered-table-cell table:number-columns-repeated="2"/>
          <table:table-cell table:number-columns-repeated="16345"/>
        </table:table-row>
        <table:table-row table:style-name="ro1"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number-columns-repeated="4" table:style-name="ce1"/>
          <table:table-cell table:style-name="ce2"/>
          <table:table-cell table:number-columns-repeated="4" table:style-name="ce1"/>
          <table:table-cell table:style-name="ce2"/>
          <table:table-cell table:number-columns-repeated="9" table:style-name="ce1"/>
          <table:table-cell table:style-name="ce2"/>
          <table:table-cell table:number-columns-repeated="16357" table:style-name="ce1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4.03" table:style-name="ce2">
            <text:p>4.03</text:p>
          </table:table-cell>
          <table:table-cell table:number-columns-repeated="2" table:style-name="ce2"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4809999999999999" table:style-name="ce2">
            <text:p>3.48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.7970000000000002" table:style-name="ce2">
            <text:p>3.797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.097" table:style-name="ce2">
            <text:p>3.097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3.7909999999999999" table:style-name="ce2">
            <text:p>3.79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.778" table:style-name="ce1">
            <text:p>3.77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48" table:style-name="ce1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3.1640000000000001" table:style-name="ce2">
            <text:p>3.164</text:p>
          </table:table-cell>
          <table:table-cell table:number-columns-repeated="2" table:style-name="ce2"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.7040000000000002" table:style-name="ce2">
            <text:p>2.704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.9119999999999999" table:style-name="ce2">
            <text:p>2.91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.5019999999999998" table:style-name="ce2">
            <text:p>2.50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2.677" table:style-name="ce2">
            <text:p>2.677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3.2709999999999999" table:style-name="ce1">
            <text:p>3.27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16348" table:style-name="ce1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2.024" table:style-name="ce2">
            <text:p>2.024</text:p>
          </table:table-cell>
          <table:table-cell table:number-columns-repeated="2" table:style-name="ce2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.19" table:style-name="ce2">
            <text:p>2.19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.0990000000000002" table:style-name="ce2">
            <text:p>2.099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1.972" table:style-name="ce2">
            <text:p>1.97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2.5089999999999999" table:style-name="ce2">
            <text:p>2.509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.452" table:style-name="ce1">
            <text:p>2.45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16348" table:style-name="ce1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2.0249999999999999" table:style-name="ce2">
            <text:p>2.025</text:p>
          </table:table-cell>
          <table:table-cell table:number-columns-repeated="2" table:style-name="ce2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.2759999999999998" table:style-name="ce2">
            <text:p>2.276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1.9019999999999999" table:style-name="ce2">
            <text:p>1.90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1.752" table:style-name="ce2">
            <text:p>1.75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2.593" table:style-name="ce2">
            <text:p>2.593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.2480000000000002" table:style-name="ce1">
            <text:p>2.248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48" table:style-name="ce1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float" office:value="1.9630000000000001" table:style-name="ce2">
            <text:p>1.963</text:p>
          </table:table-cell>
          <table:table-cell table:number-columns-repeated="2" table:style-name="ce2"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673" table:style-name="ce2">
            <text:p>1.673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2.0070000000000001" table:style-name="ce2">
            <text:p>2.007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1.589" table:style-name="ce2">
            <text:p>1.589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2.0640000000000001" table:style-name="ce2">
            <text:p>2.064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1.7170000000000001" table:style-name="ce1">
            <text:p>1.717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16348" table:style-name="ce1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float" office:value="1.845" table:style-name="ce2">
            <text:p>1.845</text:p>
          </table:table-cell>
          <table:table-cell table:number-columns-repeated="2" table:style-name="ce2"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.4169999999999998" table:style-name="ce2">
            <text:p>2.417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1.9059999999999999" table:style-name="ce2">
            <text:p>1.906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1.5069999999999999" table:style-name="ce2">
            <text:p>1.507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1.708" table:style-name="ce2">
            <text:p>1.708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1.766" table:style-name="ce1">
            <text:p>1.766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6348" table:style-name="ce1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float" office:value="2.2189999999999999" table:style-name="ce2">
            <text:p>2.219</text:p>
          </table:table-cell>
          <table:table-cell table:number-columns-repeated="2" table:style-name="ce2"/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508" table:style-name="ce2">
            <text:p>1.508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1.347" table:style-name="ce2">
            <text:p>1.347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1.4419999999999999" table:style-name="ce2">
            <text:p>1.442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1.5680000000000001" table:style-name="ce2">
            <text:p>1.568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1.4930000000000001" table:style-name="ce1">
            <text:p>1.493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6348" table:style-name="ce1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float" office:value="1.4870000000000001" table:style-name="ce2">
            <text:p>1.487</text:p>
          </table:table-cell>
          <table:table-cell table:number-columns-repeated="2" table:style-name="ce2"/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569" table:style-name="ce2">
            <text:p>1.569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1.4279999999999999" table:style-name="ce2">
            <text:p>1.428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1.4039999999999999" table:style-name="ce2">
            <text:p>1.404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1.732" table:style-name="ce2">
            <text:p>1.732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1.7949999999999999" table:style-name="ce1">
            <text:p>1.795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table:number-columns-repeated="16348" table:style-name="ce1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float" office:value="1.4319999999999999" table:style-name="ce2">
            <text:p>1.432</text:p>
          </table:table-cell>
          <table:table-cell table:number-columns-repeated="2" table:style-name="ce2"/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4119999999999999" table:style-name="ce2">
            <text:p>1.412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1.337" table:style-name="ce2">
            <text:p>1.337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1.3120000000000001" table:style-name="ce2">
            <text:p>1.312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float" office:value="1.347" table:style-name="ce2">
            <text:p>1.347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1.3520000000000001" table:style-name="ce1">
            <text:p>1.352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table:number-columns-repeated="16348" table:style-name="ce1"/>
        </table:table-row>
        <table:table-row table:style-name="ro1">
          <table:table-cell office:value-type="float" office:value="10" table:style-name="ce6">
            <text:p>10</text:p>
          </table:table-cell>
          <table:table-cell office:value-type="float" office:value="1.5569999999999999" table:style-name="ce2">
            <text:p>1.557</text:p>
          </table:table-cell>
          <table:table-cell table:number-columns-repeated="2" table:style-name="ce2"/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5629999999999999" table:style-name="ce2">
            <text:p>1.563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1.5209999999999999" table:style-name="ce2">
            <text:p>1.52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1.3839999999999999" table:style-name="ce2">
            <text:p>1.384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1.556" table:style-name="ce2">
            <text:p>1.556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1.2949999999999999" table:style-name="ce1">
            <text:p>1.295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number-columns-repeated="16348" table:style-name="ce1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float" office:value="1.181" table:style-name="ce2">
            <text:p>1.18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1.248" table:style-name="ce2">
            <text:p>1.248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1.1319999999999999" table:style-name="ce2">
            <text:p>1.132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1.0189999999999999" table:style-name="ce2">
            <text:p>1.019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float" office:value="1.2569999999999999" table:style-name="ce2">
            <text:p>1.257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1.3080000000000001" table:style-name="ce1">
            <text:p>1.308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number-columns-repeated="16348" table:style-name="ce1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float" office:value="1.244" table:style-name="ce2">
            <text:p>1.244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1.17" table:style-name="ce2">
            <text:p>1.17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1.103" table:style-name="ce2">
            <text:p>1.103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1.03" table:style-name="ce2">
            <text:p>1.03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1.5069999999999999" table:style-name="ce2">
            <text:p>1.507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1.2190000000000001" table:style-name="ce1">
            <text:p>1.219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number-columns-repeated="16348" table:style-name="ce1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float" office:value="1.163" table:style-name="ce2">
            <text:p>1.163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1.1890000000000001" table:style-name="ce2">
            <text:p>1.189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1.1259999999999999" table:style-name="ce2">
            <text:p>1.126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1.054" table:style-name="ce2">
            <text:p>1.054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table:number-columns-repeated="4" table:style-name="ce1"/>
          <table:table-cell office:value-type="float" office:value="13" table:style-name="ce1">
            <text:p>13</text:p>
          </table:table-cell>
          <table:table-cell office:value-type="float" office:value="1.1950000000000001" table:style-name="ce2">
            <text:p>1.195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1.1399999999999999" table:style-name="ce1">
            <text:p>1.14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table:number-columns-repeated="16348"/>
        </table:table-row>
        <table:table-row table:style-name="ro1">
          <table:table-cell office:value-type="float" office:value="14" table:style-name="ce6">
            <text:p>14</text:p>
          </table:table-cell>
          <table:table-cell office:value-type="float" office:value="1.2090000000000001" table:style-name="ce2">
            <text:p>1.209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.117" table:style-name="ce2">
            <text:p>1.117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.046" table:style-name="ce2">
            <text:p>1.046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.1739999999999999" table:style-name="ce2">
            <text:p>1.174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office:value-type="float" office:value="1.1379999999999999" table:style-name="ce2">
            <text:p>1.138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.218" table:style-name="ce1">
            <text:p>1.218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number-columns-repeated="16348"/>
        </table:table-row>
        <table:table-row table:style-name="ro1">
          <table:table-cell office:value-type="float" office:value="15" table:style-name="ce6">
            <text:p>15</text:p>
          </table:table-cell>
          <table:table-cell office:value-type="float" office:value="1.135" table:style-name="ce2">
            <text:p>1.135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1.056" table:style-name="ce2">
            <text:p>1.056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0.97899999999999998" table:style-name="ce2">
            <text:p>0.979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0.97099999999999997" table:style-name="ce2">
            <text:p>0.971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table:number-columns-repeated="4" table:style-name="ce1"/>
          <table:table-cell office:value-type="float" office:value="15" table:style-name="ce1">
            <text:p>15</text:p>
          </table:table-cell>
          <table:table-cell office:value-type="float" office:value="1.0669999999999999" table:style-name="ce2">
            <text:p>1.067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1.0269999999999999" table:style-name="ce1">
            <text:p>1.027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table:number-columns-repeated="16348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float" office:value="1.0820000000000001" table:style-name="ce2">
            <text:p>1.082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.0740000000000001" table:style-name="ce2">
            <text:p>1.074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0.99399999999999999" table:style-name="ce2">
            <text:p>0.994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0.98099999999999998" table:style-name="ce2">
            <text:p>0.981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16" table:style-name="ce1">
            <text:p>16</text:p>
          </table:table-cell>
          <table:table-cell office:value-type="float" office:value="1.06" table:style-name="ce2">
            <text:p>1.06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.046" table:style-name="ce1">
            <text:p>1.046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table:number-columns-repeated="16348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float" office:value="1.1140000000000001" table:style-name="ce2">
            <text:p>1.114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.0249999999999999" table:style-name="ce2">
            <text:p>1.025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.0229999999999999" table:style-name="ce2">
            <text:p>1.023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0.93600000000000005" table:style-name="ce2">
            <text:p>0.936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table:number-columns-repeated="4" table:style-name="ce1"/>
          <table:table-cell office:value-type="float" office:value="17" table:style-name="ce1">
            <text:p>17</text:p>
          </table:table-cell>
          <table:table-cell office:value-type="float" office:value="1.052" table:style-name="ce2">
            <text:p>1.052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.0840000000000001" table:style-name="ce1">
            <text:p>1.084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table:number-columns-repeated="16348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float" office:value="1.1819999999999999" table:style-name="ce2">
            <text:p>1.182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float" office:value="1.0129999999999999" table:style-name="ce2">
            <text:p>1.013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float" office:value="0.96399999999999997" table:style-name="ce2">
            <text:p>0.964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float" office:value="0.95299999999999996" table:style-name="ce2">
            <text:p>0.953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table:number-columns-repeated="4" table:style-name="ce1"/>
          <table:table-cell office:value-type="float" office:value="18" table:style-name="ce1">
            <text:p>18</text:p>
          </table:table-cell>
          <table:table-cell office:value-type="float" office:value="1.014" table:style-name="ce2">
            <text:p>1.014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float" office:value="1.0429999999999999" table:style-name="ce1">
            <text:p>1.043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table:number-columns-repeated="16348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float" office:value="1.115" table:style-name="ce2">
            <text:p>1.115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0.996" table:style-name="ce2">
            <text:p>0.996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0.90700000000000003" table:style-name="ce2">
            <text:p>0.907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0.95199999999999996" table:style-name="ce2">
            <text:p>0.952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number-columns-repeated="4" table:style-name="ce1"/>
          <table:table-cell office:value-type="float" office:value="19" table:style-name="ce1">
            <text:p>19</text:p>
          </table:table-cell>
          <table:table-cell office:value-type="float" office:value="1.0089999999999999" table:style-name="ce2">
            <text:p>1.009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.0660000000000001" table:style-name="ce1">
            <text:p>1.066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number-columns-repeated="16348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float" office:value="1.085" table:style-name="ce2">
            <text:p>1.085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.0109999999999999" table:style-name="ce2">
            <text:p>1.011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0.93799999999999994" table:style-name="ce2">
            <text:p>0.938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0.92700000000000005" table:style-name="ce2">
            <text:p>0.927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office:value-type="float" office:value="0.99399999999999999" table:style-name="ce2">
            <text:p>0.994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.008" table:style-name="ce1">
            <text:p>1.008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table:number-columns-repeated="16348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float" office:value="0.95799999999999996" table:style-name="ce2">
            <text:p>0.958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0.94399999999999995" table:style-name="ce2">
            <text:p>0.94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0.89300000000000002" table:style-name="ce2">
            <text:p>0.893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0.85599999999999998" table:style-name="ce2">
            <text:p>0.856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table:number-columns-repeated="4" table:style-name="ce1"/>
          <table:table-cell office:value-type="float" office:value="21" table:style-name="ce1">
            <text:p>21</text:p>
          </table:table-cell>
          <table:table-cell office:value-type="float" office:value="0.91900000000000004" table:style-name="ce2">
            <text:p>0.919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0.90100000000000002" table:style-name="ce1">
            <text:p>0.901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table:number-columns-repeated="16348"/>
        </table:table-row>
        <table:table-row table:style-name="ro4">
          <table:table-cell office:value-type="float" office:value="22" table:style-name="ce6">
            <text:p>22</text:p>
          </table:table-cell>
          <table:table-cell office:value-type="float" office:value="0.99" table:style-name="ce2">
            <text:p>0.99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0.94" table:style-name="ce2">
            <text:p>0.94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0.84699999999999998" table:style-name="ce2">
            <text:p>0.847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0.88200000000000001" table:style-name="ce2">
            <text:p>0.882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table:number-columns-repeated="4" table:style-name="ce1"/>
          <table:table-cell office:value-type="float" office:value="22" table:style-name="ce1">
            <text:p>22</text:p>
          </table:table-cell>
          <table:table-cell office:value-type="float" office:value="0.92" table:style-name="ce2">
            <text:p>0.92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0.875" table:style-name="ce1">
            <text:p>0.875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table:number-columns-repeated="16348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float" office:value="0.96" table:style-name="ce2">
            <text:p>0.96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0.90400000000000003" table:style-name="ce2">
            <text:p>0.904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0.86599999999999999" table:style-name="ce2">
            <text:p>0.866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0.86399999999999999" table:style-name="ce2">
            <text:p>0.864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office:value-type="float" office:value="0.91700000000000004" table:style-name="ce2">
            <text:p>0.917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0.89400000000000002" table:style-name="ce1">
            <text:p>0.894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table:number-columns-repeated="16348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0.93600000000000005" table:style-name="ce2">
            <text:p>0.936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0.93300000000000005" table:style-name="ce2">
            <text:p>0.933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0.86599999999999999" table:style-name="ce2">
            <text:p>0.866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0.88300000000000001" table:style-name="ce2">
            <text:p>0.883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table:number-columns-repeated="4" table:style-name="ce1"/>
          <table:table-cell office:value-type="float" office:value="24" table:style-name="ce1">
            <text:p>24</text:p>
          </table:table-cell>
          <table:table-cell office:value-type="float" office:value="0.92100000000000004" table:style-name="ce2">
            <text:p>0.921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0.92500000000000004" table:style-name="ce1">
            <text:p>0.925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table:number-columns-repeated="16348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float" office:value="0.98599999999999999" table:style-name="ce2">
            <text:p>0.986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float" office:value="0.86699999999999999" table:style-name="ce2">
            <text:p>0.867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float" office:value="0.83599999999999997" table:style-name="ce2">
            <text:p>0.836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float" office:value="0.85" table:style-name="ce2">
            <text:p>0.85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4" table:style-name="ce1"/>
          <table:table-cell office:value-type="float" office:value="25" table:style-name="ce1">
            <text:p>25</text:p>
          </table:table-cell>
          <table:table-cell office:value-type="float" office:value="0.88200000000000001" table:style-name="ce2">
            <text:p>0.882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float" office:value="0.86099999999999999" table:style-name="ce1">
            <text:p>0.861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table:number-columns-repeated="16348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float" office:value="0.94699999999999995" table:style-name="ce2">
            <text:p>0.947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0.89700000000000002" table:style-name="ce2">
            <text:p>0.897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0.85199999999999998" table:style-name="ce2">
            <text:p>0.852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0.82599999999999996" table:style-name="ce2">
            <text:p>0.826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table:number-columns-repeated="4" table:style-name="ce1"/>
          <table:table-cell office:value-type="float" office:value="26" table:style-name="ce1">
            <text:p>26</text:p>
          </table:table-cell>
          <table:table-cell office:value-type="float" office:value="0.94" table:style-name="ce2">
            <text:p>0.94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0.88300000000000001" table:style-name="ce1">
            <text:p>0.883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table:number-columns-repeated="16348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float" office:value="0.93600000000000005" table:style-name="ce2">
            <text:p>0.936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float" office:value="0.89700000000000002" table:style-name="ce2">
            <text:p>0.897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float" office:value="0.89900000000000002" table:style-name="ce2">
            <text:p>0.899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float" office:value="0.82399999999999995" table:style-name="ce2">
            <text:p>0.824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27" table:style-name="ce1">
            <text:p>27</text:p>
          </table:table-cell>
          <table:table-cell office:value-type="float" office:value="0.91500000000000004" table:style-name="ce2">
            <text:p>0.915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float" office:value="0.84799999999999998" table:style-name="ce1">
            <text:p>0.848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table:number-columns-repeated="16348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float" office:value="0.95099999999999996" table:style-name="ce2">
            <text:p>0.951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0.88200000000000001" table:style-name="ce2">
            <text:p>0.882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0.82" table:style-name="ce2">
            <text:p>0.82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0.80400000000000005" table:style-name="ce2">
            <text:p>0.804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table:number-columns-repeated="4" table:style-name="ce1"/>
          <table:table-cell office:value-type="float" office:value="28" table:style-name="ce1">
            <text:p>28</text:p>
          </table:table-cell>
          <table:table-cell office:value-type="float" office:value="0.878" table:style-name="ce2">
            <text:p>0.878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0.88200000000000001" table:style-name="ce1">
            <text:p>0.882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table:number-columns-repeated="16348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float" office:value="0.97899999999999998" table:style-name="ce2">
            <text:p>0.979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0.90500000000000003" table:style-name="ce2">
            <text:p>0.905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0.81299999999999994" table:style-name="ce2">
            <text:p>0.813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0.81200000000000006" table:style-name="ce2">
            <text:p>0.812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table:number-columns-repeated="4" table:style-name="ce1"/>
          <table:table-cell office:value-type="float" office:value="29" table:style-name="ce1">
            <text:p>29</text:p>
          </table:table-cell>
          <table:table-cell office:value-type="float" office:value="0.84199999999999997" table:style-name="ce2">
            <text:p>0.842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0.84199999999999997" table:style-name="ce1">
            <text:p>0.842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table:number-columns-repeated="16348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float" office:value="0.97099999999999997" table:style-name="ce2">
            <text:p>0.971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float" office:value="0.878" table:style-name="ce2">
            <text:p>0.878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float" office:value="0.83299999999999996" table:style-name="ce2">
            <text:p>0.833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float" office:value="0.79500000000000004" table:style-name="ce2">
            <text:p>0.795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office:value-type="float" office:value="0.874" table:style-name="ce2">
            <text:p>0.874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float" office:value="0.83899999999999997" table:style-name="ce1">
            <text:p>0.839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table:number-columns-repeated="16348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float" office:value="0.86499999999999999" table:style-name="ce2">
            <text:p>0.865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float" office:value="0.83799999999999997" table:style-name="ce2">
            <text:p>0.838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float" office:value="0.77800000000000002" table:style-name="ce2">
            <text:p>0.778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float" office:value="0.747" table:style-name="ce2">
            <text:p>0.747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table:number-columns-repeated="4" table:style-name="ce1"/>
          <table:table-cell office:value-type="float" office:value="31" table:style-name="ce1">
            <text:p>31</text:p>
          </table:table-cell>
          <table:table-cell office:value-type="float" office:value="0.82299999999999995" table:style-name="ce2">
            <text:p>0.823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float" office:value="0.83599999999999997" table:style-name="ce1">
            <text:p>0.836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table:number-columns-repeated="16348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float" office:value="0.871" table:style-name="ce2">
            <text:p>0.871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0.81399999999999995" table:style-name="ce2">
            <text:p>0.814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0.77900000000000003" table:style-name="ce2">
            <text:p>0.779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0.753" table:style-name="ce2">
            <text:p>0.753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table:number-columns-repeated="4" table:style-name="ce1"/>
          <table:table-cell office:value-type="float" office:value="32" table:style-name="ce1">
            <text:p>32</text:p>
          </table:table-cell>
          <table:table-cell office:value-type="float" office:value="0.80900000000000005" table:style-name="ce2">
            <text:p>0.809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0.79400000000000004" table:style-name="ce1">
            <text:p>0.794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table:number-columns-repeated="16348"/>
        </table:table-row>
        <table:table-row table:number-rows-repeated="1048524" table:style-name="ro1">
          <table:table-cell table:number-columns-repeated="16384"/>
        </table:table-row>
      </table:table>
      <table:table table:name="CBAM-apart" table:style-name="ta3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baseline</text:p>
          </table:table-cell>
          <table:table-cell office:value-type="string" table:style-name="ce2">
            <text:p>ca+isa</text:p>
          </table:table-cell>
          <table:table-cell office:value-type="string" table:style-name="ce2">
            <text:p>sa+isa</text:p>
          </table:table-cell>
          <table:table-cell office:value-type="string" table:style-name="ce2">
            <text:p>ca+csa</text:p>
          </table:table-cell>
          <table:table-cell office:value-type="string" table:style-name="ce2">
            <text:p>sa+cs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ams</text:p>
          </table:table-cell>
          <table:table-cell office:value-type="float" office:value="4004972" table:style-name="ce2">
            <text:p>4004972</text:p>
          </table:table-cell>
          <table:table-cell office:value-type="float" office:value="4004720" table:style-name="ce2">
            <text:p>4004720</text:p>
          </table:table-cell>
          <table:table-cell office:value-type="float" office:value="4006988" table:style-name="ce2">
            <text:p>4006988</text:p>
          </table:table-cell>
          <table:table-cell office:value-type="float" office:value="4003544" table:style-name="ce2">
            <text:p>40035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office:value-type="string" table:style-name="ce2">
            <text:p>2h/epoch</text:p>
          </table:table-cell>
          <table:table-cell office:value-type="string" table:style-name="ce2">
            <text:p>2h/epoch</text:p>
          </table:table-cell>
          <table:table-cell office:value-type="string" table:style-name="ce2">
            <text:p>2h/epo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UDA</text:p>
          </table:table-cell>
          <table:table-cell office:value-type="string" table:style-name="ce2">
            <text:p>0,<text:span text:style-name="T2">1</text:span></text:p>
          </table:table-cell>
          <table:table-cell office:value-type="string" table:style-name="ce2">
            <text:p>2,3</text:p>
          </table:table-cell>
          <table:table-cell office:value-type="string" table:style-name="ce2">
            <text:p>0,1</text:p>
          </table:table-cell>
          <table:table-cell office:value-type="string" table:style-name="ce2">
            <text:p>2,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est_eopch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1">
            <text:p>best_epe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1">
            <text:p>test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1">
            <text:p>test_time</text:p>
          </table:table-cell>
          <table:table-cell table:number-columns-repeated="4" table:style-name="ce2"/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ASFF" table:style-name="ta3">
        <table:table-column table:style-name="co35" table:default-cell-style-name="ce1"/>
        <table:table-column table:style-name="co15" table:default-cell-style-name="ce1"/>
        <table:table-column table:style-name="co36" table:number-columns-repeated="2" table:default-cell-style-name="ce1"/>
        <table:table-column table:style-name="co4" table:default-cell-style-name="ce1"/>
        <table:table-column table:style-name="co24" table:default-cell-style-name="ce1"/>
        <table:table-column table:style-name="co37" table:default-cell-style-name="ce1"/>
        <table:table-column table:style-name="co38" table:default-cell-style-name="ce1"/>
        <table:table-column table:style-name="co20" table:default-cell-style-name="ce1"/>
        <table:table-column table:style-name="co4" table:default-cell-style-name="ce1"/>
        <table:table-column table:style-name="co39" table:default-cell-style-name="ce1"/>
        <table:table-column table:style-name="co40" table:default-cell-style-name="ce1"/>
        <table:table-column table:style-name="co41" table:number-columns-repeated="2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1">
            <text:p>baseline_fpn+ASFF</text:p>
          </table:table-cell>
          <table:table-cell table:style-name="ce2"/>
          <table:table-cell table:number-columns-repeated="3" table:style-name="ce1"/>
          <table:table-cell office:value-type="string" table:style-name="ce1">
            <text:p>baseline_csa+ASFF</text:p>
          </table:table-cell>
          <table:table-cell table:style-name="ce2"/>
          <table:table-cell table:number-columns-repeated="3" table:style-name="ce1"/>
          <table:table-cell office:value-type="string" table:style-name="ce1">
            <text:p>baseline_sca-ASFF</text:p>
          </table:table-cell>
          <table:table-cell office:value-type="string" table:style-name="ce2">
            <text:p>asff replace csa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rams</text:p>
          </table:table-cell>
          <table:table-cell office:value-type="float" office:value="4932093" table:style-name="ce2">
            <text:p>4932093</text:p>
          </table:table-cell>
          <table:table-cell table:number-columns-repeated="2" table:style-name="ce2"/>
          <table:table-cell table:style-name="ce1"/>
          <table:table-cell office:value-type="string" table:style-name="ce1">
            <text:p>prams</text:p>
          </table:table-cell>
          <table:table-cell office:value-type="float" office:value="4090909" table:style-name="ce2">
            <text:p>4090909</text:p>
          </table:table-cell>
          <table:table-cell table:number-columns-repeated="2" table:style-name="ce2"/>
          <table:table-cell table:style-name="ce1"/>
          <table:table-cell office:value-type="string" table:style-name="ce1">
            <text:p>prams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2">
            <text:p>1.5h/epoch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string" table:style-name="ce1">
            <text:p>CUDA</text:p>
          </table:table-cell>
          <table:table-cell office:value-type="string" table:style-name="ce2">
            <text:p>2,3</text:p>
          </table:table-cell>
          <table:table-cell table:number-columns-repeated="2" table:style-name="ce2"/>
          <table:table-cell table:style-name="ce1"/>
          <table:table-cell office:value-type="string" table:style-name="ce1">
            <text:p>CUDA</text:p>
          </table:table-cell>
          <table:table-cell office:value-type="string" table:style-name="ce2">
            <text:p>0,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CUDA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style-name="ce1"/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style-name="ce1"/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style-name="ce1"/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style-name="ce1"/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string" table:style-name="ce1">
            <text:p>feature_pyramid_network</text:p>
          </table:table-cell>
          <table:table-cell table:number-columns-repeated="3" table:style-name="ce2"/>
          <table:table-cell table:style-name="ce1"/>
          <table:table-cell office:value-type="string" table:style-name="ce1">
            <text:p>feature_pyramid_network</text:p>
          </table:table-cell>
          <table:table-cell table:number-columns-repeated="3" table:style-name="ce2"/>
          <table:table-cell table:style-name="ce1"/>
          <table:table-cell office:value-type="string" table:style-name="ce1">
            <text:p>feature_pyramid_network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2" table:style-name="ce2"/>
          <table:table-cell table:style-name="ce1"/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2" table:style-name="ce2"/>
          <table:table-cell table:number-columns-repeated="16370"/>
        </table:table-row>
        <table:table-row table:style-name="ro2"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2" table:style-name="ce2"/>
          <table:table-cell table:number-columns-repeated="16370"/>
        </table:table-row>
        <table:table-row table:style-name="ro1">
          <table:table-cell office:value-type="string" table:style-name="ce1">
            <text:p>best_eopch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opch</text:p>
          </table:table-cell>
          <table:table-cell office:value-type="float" office:value="31" table:style-name="ce2">
            <text:p>3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opch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1">
            <text:p>best_epe</text:p>
          </table:table-cell>
          <table:table-cell office:value-type="float" office:value="0.9" table:style-name="ce2">
            <text:p>0.9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pe</text:p>
          </table:table-cell>
          <table:table-cell office:value-type="float" office:value="0.92" table:style-name="ce2">
            <text:p>0.92</text:p>
          </table:table-cell>
          <table:table-cell table:number-columns-repeated="2" table:style-name="ce2"/>
          <table:table-cell table:style-name="ce1"/>
          <table:table-cell office:value-type="string" table:style-name="ce1">
            <text:p>best_epe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office:value-type="string" table:style-name="ce1">
            <text:p>test</text:p>
          </table:table-cell>
          <table:table-cell office:value-type="float" office:value="0.94899999999999995" table:style-name="ce2">
            <text:p>0.949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est</text:p>
          </table:table-cell>
          <table:table-cell office:value-type="float" office:value="0.96099999999999997" table:style-name="ce2">
            <text:p>0.961</text:p>
          </table:table-cell>
          <table:table-cell table:number-columns-repeated="2" table:style-name="ce2"/>
          <table:table-cell table:style-name="ce1"/>
          <table:table-cell office:value-type="string" table:style-name="ce1">
            <text:p>test</text:p>
          </table:table-cell>
          <table:table-cell table:number-columns-repeated="3" table:style-name="ce2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dir</text:p>
          </table:table-cell>
          <table:table-cell office:value-type="string" table:number-columns-spanned="3" table:number-rows-spanned="1" table:style-name="ce4">
            <text:p>graduate-23</text:p>
          </table:table-cell>
          <table:covered-table-cell table:number-columns-repeated="2"/>
          <table:table-cell table:style-name="ce1"/>
          <table:table-cell office:value-type="string" table:style-name="ce1">
            <text:p>dir</text:p>
          </table:table-cell>
          <table:table-cell office:value-type="string" table:number-columns-spanned="3" table:number-rows-spanned="1" table:style-name="ce4">
            <text:p>graduate-23</text:p>
          </table:table-cell>
          <table:covered-table-cell table:number-columns-repeated="2"/>
          <table:table-cell table:style-name="ce1"/>
          <table:table-cell office:value-type="string" table:style-name="ce1">
            <text:p>dir</text:p>
          </table:table-cell>
          <table:table-cell table:number-columns-spanned="3" table:number-rows-spanned="1" table:style-name="ce4"/>
          <table:covered-table-cell table:number-columns-repeated="2"/>
          <table:table-cell table:number-columns-repeated="16370"/>
        </table:table-row>
        <table:table-row table:style-name="ro1">
          <table:table-cell office:value-type="string" table:style-name="ce1">
            <text:p>checkpoints</text:p>
          </table:table-cell>
          <table:table-cell office:value-type="string" table:number-columns-spanned="3" table:number-rows-spanned="1" table:style-name="ce4">
            <text:p>asff_fpn/sceneflow</text:p>
          </table:table-cell>
          <table:covered-table-cell table:number-columns-repeated="2"/>
          <table:table-cell table:style-name="ce1"/>
          <table:table-cell office:value-type="string" table:style-name="ce1">
            <text:p>checkpoints</text:p>
          </table:table-cell>
          <table:table-cell office:value-type="string" table:number-columns-spanned="3" table:number-rows-spanned="1" table:style-name="ce4">
            <text:p>asff_csa/sceneflow</text:p>
          </table:table-cell>
          <table:covered-table-cell table:number-columns-repeated="2"/>
          <table:table-cell table:style-name="ce1"/>
          <table:table-cell office:value-type="string" table:style-name="ce1">
            <text:p>checkpoints</text:p>
          </table:table-cell>
          <table:table-cell table:number-columns-spanned="3" table:number-rows-spanned="1" table:style-name="ce4"/>
          <table:covered-table-cell table:number-columns-repeated="2"/>
          <table:table-cell table:number-columns-repeated="16370"/>
        </table:table-row>
        <table:table-row table:style-name="ro1">
          <table:table-cell office:value-type="string" table:style-name="ce1">
            <text:p>checkpoints-test</text:p>
          </table:table-cell>
          <table:table-cell office:value-type="string" table:number-columns-spanned="3" table:number-rows-spanned="1" table:style-name="ce4">
            <text:p>asff_fpn/sceneflow_test</text:p>
          </table:table-cell>
          <table:covered-table-cell table:number-columns-repeated="2"/>
          <table:table-cell table:style-name="ce1"/>
          <table:table-cell office:value-type="string" table:style-name="ce1">
            <text:p>checkpoints-test</text:p>
          </table:table-cell>
          <table:table-cell office:value-type="string" table:number-columns-spanned="3" table:number-rows-spanned="1" table:style-name="ce4">
            <text:p>asff_csa/sceneflow_test</text:p>
          </table:table-cell>
          <table:covered-table-cell table:number-columns-repeated="2"/>
          <table:table-cell table:style-name="ce1"/>
          <table:table-cell office:value-type="string" table:style-name="ce1">
            <text:p>checkpoints-test</text:p>
          </table:table-cell>
          <table:table-cell table:number-columns-spanned="3" table:number-rows-spanned="1" table:style-name="ce4"/>
          <table:covered-table-cell table:number-columns-repeated="2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0709999999999997" table:style-name="ce1">
            <text:p>4.07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3.948" table:style-name="ce1">
            <text:p>3.948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.7330000000000001" table:style-name="ce1">
            <text:p>2.73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3.6120000000000001" table:style-name="ce1">
            <text:p>3.612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.3559999999999999" table:style-name="ce1">
            <text:p>3.356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2.4769999999999999" table:style-name="ce1">
            <text:p>2.477</text:p>
          </table:table-cell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9490000000000001" table:style-name="ce1">
            <text:p>1.949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2.37" table:style-name="ce1">
            <text:p>2.37</text:p>
          </table:table-cell>
          <table:table-cell table:number-columns-repeated="16377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.1059999999999999" table:style-name="ce1">
            <text:p>3.106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3.0579999999999998" table:style-name="ce1">
            <text:p>3.058</text:p>
          </table:table-cell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6639999999999999" table:style-name="ce1">
            <text:p>1.664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2.246" table:style-name="ce1">
            <text:p>2.246</text:p>
          </table:table-cell>
          <table:table-cell table:number-columns-repeated="16377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9179999999999999" table:style-name="ce1">
            <text:p>1.918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float" office:value="1.67" table:style-name="ce1">
            <text:p>1.67</text:p>
          </table:table-cell>
          <table:table-cell table:number-columns-repeated="16377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536" table:style-name="ce1">
            <text:p>1.536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2.8570000000000002" table:style-name="ce1">
            <text:p>2.857</text:p>
          </table:table-cell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6739999999999999" table:style-name="ce1">
            <text:p>1.674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float" office:value="1.5860000000000001" table:style-name="ce1">
            <text:p>1.586</text:p>
          </table:table-cell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51" table:style-name="ce1">
            <text:p>1.51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1.657" table:style-name="ce1">
            <text:p>1.657</text:p>
          </table:table-cell>
          <table:table-cell table:number-columns-repeated="16377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331" table:style-name="ce1">
            <text:p>1.331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float" office:value="1.248" table:style-name="ce1">
            <text:p>1.248</text:p>
          </table:table-cell>
          <table:table-cell table:number-columns-repeated="16377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19" table:style-name="ce1">
            <text:p>1.19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float" office:value="1.244" table:style-name="ce1">
            <text:p>1.244</text:p>
          </table:table-cell>
          <table:table-cell table:number-columns-repeated="16377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26" table:style-name="ce1">
            <text:p>1.26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float" office:value="1.3540000000000001" table:style-name="ce1">
            <text:p>1.354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2609999999999999" table:style-name="ce1">
            <text:p>1.261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float" office:value="1.268" table:style-name="ce1">
            <text:p>1.268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272" table:style-name="ce1">
            <text:p>1.272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float" office:value="1.177" table:style-name="ce1">
            <text:p>1.177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1739999999999999" table:style-name="ce1">
            <text:p>1.174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float" office:value="1.1859999999999999" table:style-name="ce1">
            <text:p>1.186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147" table:style-name="ce1">
            <text:p>1.147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float" office:value="1.0720000000000001" table:style-name="ce1">
            <text:p>1.072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0980000000000001" table:style-name="ce1">
            <text:p>1.098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float" office:value="1.1779999999999999" table:style-name="ce1">
            <text:p>1.178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083" table:style-name="ce1">
            <text:p>1.083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float" office:value="1.1339999999999999" table:style-name="ce1">
            <text:p>1.134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549999999999999" table:style-name="ce1">
            <text:p>1.055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.3680000000000001" table:style-name="ce1">
            <text:p>1.368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0069999999999999" table:style-name="ce1">
            <text:p>1.007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.014" table:style-name="ce1">
            <text:p>1.014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.94799999999999995" table:style-name="ce1">
            <text:p>0.948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0249999999999999" table:style-name="ce1">
            <text:p>1.025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float" office:value="1.0109999999999999" table:style-name="ce1">
            <text:p>1.01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0429999999999999" table:style-name="ce1">
            <text:p>1.043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99199999999999999" table:style-name="ce1">
            <text:p>0.992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float" office:value="0.96899999999999997" table:style-name="ce1">
            <text:p>0.969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95299999999999996" table:style-name="ce1">
            <text:p>0.953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0.98899999999999999" table:style-name="ce1">
            <text:p>0.989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96799999999999997" table:style-name="ce1">
            <text:p>0.968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float" office:value="0.94599999999999995" table:style-name="ce1">
            <text:p>0.946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92900000000000005" table:style-name="ce1">
            <text:p>0.929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0.97599999999999998" table:style-name="ce1">
            <text:p>0.976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.94" table:style-name="ce1">
            <text:p>0.94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0.96399999999999997" table:style-name="ce1">
            <text:p>0.964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92800000000000005" table:style-name="ce1">
            <text:p>0.928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float" office:value="0.97899999999999998" table:style-name="ce1">
            <text:p>0.979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9" table:style-name="ce1">
            <text:p>0.9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float" office:value="0.92" table:style-name="ce1">
            <text:p>0.92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91800000000000004" table:style-name="ce1">
            <text:p>0.918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float" office:value="0.92300000000000004" table:style-name="ce1">
            <text:p>0.923</text:p>
          </table:table-cell>
          <table:table-cell table:number-columns-repeated="16377"/>
        </table:table-row>
        <table:table-row table:number-rows-repeated="1048524" table:style-name="ro1">
          <table:table-cell table:number-columns-repeated="16384"/>
        </table:table-row>
      </table:table>
      <table:table table:name="Dloss" table:style-name="ta3">
        <table:table-column table:style-name="co42" table:default-cell-style-name="ce1"/>
        <table:table-column table:style-name="co43" table:default-cell-style-name="ce1"/>
        <table:table-column table:style-name="co37" table:default-cell-style-name="ce1"/>
        <table:table-column table:style-name="co16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baseline_depth_loss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office:value-type="string" table:style-name="ce1">
            <text:p>prams</text:p>
          </table:table-cell>
          <table:table-cell office:value-type="float" office:value="4002956" table:style-name="ce2">
            <text:p>4002956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2">
            <text:p>2h/epoch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CUDA</text:p>
          </table:table-cell>
          <table:table-cell office:value-type="string" table:style-name="ce2">
            <text:p>0,<text:span text:style-name="T2">1</text:span>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batch_size</text:p>
          </table:table-cell>
          <table:table-cell office:value-type="float" office:value="8" table:style-name="ce2">
            <text:p>8</text:p>
          </table:table-cell>
          <table:table-cell office:value-type="float" office:value="288" table:style-name="ce2">
            <text:p>288</text:p>
          </table:table-cell>
          <table:table-cell office:value-type="float" office:value="576" table:style-name="ce2">
            <text:p>57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val_batch_size</text:p>
          </table:table-cell>
          <table:table-cell office:value-type="float" office:value="4" table:style-name="ce2">
            <text:p>4</text:p>
          </table:table-cell>
          <table:table-cell office:value-type="float" office:value="576" table:style-name="ce2">
            <text:p>576</text:p>
          </table:table-cell>
          <table:table-cell office:value-type="float" office:value="960" table:style-name="ce2">
            <text:p>9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eature_type</text:p>
          </table:table-cell>
          <table:table-cell office:value-type="string" table:style-name="ce2">
            <text:p>aanet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feature_pyramid_network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1">
            <text:p>refinement</text:p>
          </table:table-cell>
          <table:table-cell office:value-type="string" table:style-name="ce2">
            <text:p>stereoDRNet</text:p>
          </table:table-cell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1">
            <text:p>milestones</text:p>
          </table:table-cell>
          <table:table-cell office:value-type="string" table:style-name="ce2">
            <text:p>10，20<text:span text:style-name="T1">，</text:span><text:span text:style-name="T2">30</text:span>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max_epoch</text:p>
          </table:table-cell>
          <table:table-cell office:value-type="float" office:value="32" table:style-name="ce2">
            <text:p>32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learning_rate</text:p>
          </table:table-cell>
          <table:table-cell office:value-type="float" office:value="1E-3" table:style-name="ce5">
            <text:p>0.001</text:p>
          </table:table-cell>
          <table:table-cell table:number-columns-repeated="2" table:style-name="ce2"/>
          <table:table-cell table:number-columns-repeated="16380"/>
        </table:table-row>
        <table:table-row table:style-name="ro1">
          <table:table-cell office:value-type="string" table:style-name="ce1">
            <text:p>best_eopch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1">
            <text:p>best_epe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1">
            <text:p>test</text:p>
          </table:table-cell>
          <table:table-cell table:number-columns-repeated="3" table:style-name="ce2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style-name="ro1">
          <table:table-cell office:value-type="string" table:style-name="ce1">
            <text:p>dir</text:p>
          </table:table-cell>
          <table:table-cell office:value-type="string" table:number-columns-spanned="3" table:number-rows-spanned="1" table:style-name="ce4">
            <text:p>graduate-01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1">
            <text:p>checkpoints</text:p>
          </table:table-cell>
          <table:table-cell office:value-type="string" table:number-columns-spanned="3" table:number-rows-spanned="1" table:style-name="ce4">
            <text:p>dloss/sceneflow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1">
            <text:p>checkpoints-test</text:p>
          </table:table-cell>
          <table:table-cell office:value-type="string" table:number-columns-spanned="3" table:number-rows-spanned="1" table:style-name="ce4">
            <text:p>dloss/sceneflow_test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1638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number-columns-repeated="1638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number-columns-repeated="1638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1638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number-columns-repeated="1638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number-columns-repeated="1638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number-columns-repeated="1638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number-columns-repeated="16383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number-columns-repeated="1638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number-columns-repeated="16383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number-columns-repeated="16383"/>
        </table:table-row>
        <table:table-row table:style-name="ro1">
          <table:table-cell office:value-type="float" office:value="14" table:style-name="ce1">
            <text:p>14</text:p>
          </table:table-cell>
          <table:table-cell table:number-columns-repeated="16383"/>
        </table:table-row>
        <table:table-row table:style-name="ro1">
          <table:table-cell office:value-type="float" office:value="15" table:style-name="ce1">
            <text:p>15</text:p>
          </table:table-cell>
          <table:table-cell table:number-columns-repeated="16383"/>
        </table:table-row>
        <table:table-row table:style-name="ro1">
          <table:table-cell office:value-type="float" office:value="16" table:style-name="ce1">
            <text:p>16</text:p>
          </table:table-cell>
          <table:table-cell table:number-columns-repeated="16383"/>
        </table:table-row>
        <table:table-row table:style-name="ro1">
          <table:table-cell office:value-type="float" office:value="17" table:style-name="ce1">
            <text:p>17</text:p>
          </table:table-cell>
          <table:table-cell table:number-columns-repeated="16383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16383"/>
        </table:table-row>
        <table:table-row table:style-name="ro1">
          <table:table-cell office:value-type="float" office:value="19" table:style-name="ce1">
            <text:p>19</text:p>
          </table:table-cell>
          <table:table-cell table:number-columns-repeated="16383"/>
        </table:table-row>
        <table:table-row table:style-name="ro1">
          <table:table-cell office:value-type="float" office:value="20" table:style-name="ce1">
            <text:p>20</text:p>
          </table:table-cell>
          <table:table-cell table:number-columns-repeated="16383"/>
        </table:table-row>
        <table:table-row table:style-name="ro1">
          <table:table-cell office:value-type="float" office:value="21" table:style-name="ce1">
            <text:p>21</text:p>
          </table:table-cell>
          <table:table-cell table:number-columns-repeated="16383"/>
        </table:table-row>
        <table:table-row table:style-name="ro1">
          <table:table-cell office:value-type="float" office:value="22" table:style-name="ce1">
            <text:p>22</text:p>
          </table:table-cell>
          <table:table-cell table:number-columns-repeated="16383"/>
        </table:table-row>
        <table:table-row table:style-name="ro1">
          <table:table-cell office:value-type="float" office:value="23" table:style-name="ce1">
            <text:p>23</text:p>
          </table:table-cell>
          <table:table-cell table:number-columns-repeated="16383"/>
        </table:table-row>
        <table:table-row table:style-name="ro1">
          <table:table-cell office:value-type="float" office:value="24" table:style-name="ce1">
            <text:p>24</text:p>
          </table:table-cell>
          <table:table-cell table:number-columns-repeated="16383"/>
        </table:table-row>
        <table:table-row table:style-name="ro1">
          <table:table-cell office:value-type="float" office:value="25" table:style-name="ce1">
            <text:p>25</text:p>
          </table:table-cell>
          <table:table-cell table:number-columns-repeated="16383"/>
        </table:table-row>
        <table:table-row table:style-name="ro1">
          <table:table-cell office:value-type="float" office:value="26" table:style-name="ce1">
            <text:p>26</text:p>
          </table:table-cell>
          <table:table-cell table:number-columns-repeated="16383"/>
        </table:table-row>
        <table:table-row table:style-name="ro1">
          <table:table-cell office:value-type="float" office:value="27" table:style-name="ce1">
            <text:p>27</text:p>
          </table:table-cell>
          <table:table-cell table:number-columns-repeated="16383"/>
        </table:table-row>
        <table:table-row table:style-name="ro1">
          <table:table-cell office:value-type="float" office:value="28" table:style-name="ce1">
            <text:p>28</text:p>
          </table:table-cell>
          <table:table-cell table:number-columns-repeated="16383"/>
        </table:table-row>
        <table:table-row table:style-name="ro1">
          <table:table-cell office:value-type="float" office:value="29" table:style-name="ce1">
            <text:p>29</text:p>
          </table:table-cell>
          <table:table-cell table:number-columns-repeated="16383"/>
        </table:table-row>
        <table:table-row table:style-name="ro1">
          <table:table-cell office:value-type="float" office:value="30" table:style-name="ce1">
            <text:p>30</text:p>
          </table:table-cell>
          <table:table-cell table:number-columns-repeated="16383"/>
        </table:table-row>
        <table:table-row table:style-name="ro1">
          <table:table-cell office:value-type="float" office:value="31" table:style-name="ce1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suchang</dc:creator>
    <meta:creation-date>2020-11-01T21:51:13Z</meta:creation-date>
    <dc:date>2020-12-02T16:29:45Z</dc:date>
    <meta:editing-cycles>2</meta:editing-cycles>
    <meta:editing-duration>PT43563S</meta:editing-duration>
  </office:meta>
</office:document-meta>
</file>